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5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Results_v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10.21" calcext:value-type="float">
            <text:p>10.21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250699" calcext:value-type="float">
            <text:p>32506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3451" calcext:value-type="float">
            <text:p>1903451</text:p>
          </table:table-cell>
          <table:table-cell office:value-type="float" office:value="58.555" calcext:value-type="float">
            <text:p>58.555</text:p>
          </table:table-cell>
          <table:table-cell table:formula="of:=([.B6]/[.B5])*100" office:value-type="float" office:value="58.5551292199001" calcext:value-type="float">
            <text:p>58.5551292199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7828" calcext:value-type="float">
            <text:p>2027828</text:p>
          </table:table-cell>
          <table:table-cell office:value-type="float" office:value="62.381" calcext:value-type="float">
            <text:p>62.381</text:p>
          </table:table-cell>
          <table:table-cell table:formula="of:=([.B7]/[.B5])*100" office:value-type="float" office:value="62.3812909161999" calcext:value-type="float">
            <text:p>62.3812909162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324759734" calcext:value-type="float">
            <text:p>13247597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6562930" calcext:value-type="float">
            <text:p>206562930</text:p>
          </table:table-cell>
          <table:table-cell office:value-type="float" office:value="15.592" calcext:value-type="float">
            <text:p>15.592</text:p>
          </table:table-cell>
          <table:table-cell table:formula="of:=([.B9]/[.B8])*100" office:value-type="float" office:value="15.5924825233252" calcext:value-type="float">
            <text:p>15.5924825233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5569102" calcext:value-type="float">
            <text:p>265569102</text:p>
          </table:table-cell>
          <table:table-cell office:value-type="float" office:value="20.047" calcext:value-type="float">
            <text:p>20.047</text:p>
          </table:table-cell>
          <table:table-cell table:formula="of:=([.B10]/[.B8])*100" office:value-type="float" office:value="20.0465861985506" calcext:value-type="float">
            <text:p>20.0465861986</text:p>
          </table:table-cell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98077" calcext:value-type="float">
            <text:p>33980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40971" calcext:value-type="float">
            <text:p>1940971</text:p>
          </table:table-cell>
          <table:table-cell office:value-type="float" office:value="57.12" calcext:value-type="float">
            <text:p>57.12</text:p>
          </table:table-cell>
          <table:table-cell table:formula="of:=([.B13]/[.B12])*100" office:value-type="float" office:value="57.1196885768039" calcext:value-type="float">
            <text:p>57.1196885768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78235" calcext:value-type="float">
            <text:p>2078235</text:p>
          </table:table-cell>
          <table:table-cell office:value-type="float" office:value="61.159" calcext:value-type="float">
            <text:p>61.159</text:p>
          </table:table-cell>
          <table:table-cell table:formula="of:=([.B14]/[.B12])*100" office:value-type="float" office:value="61.1591497190911" calcext:value-type="float">
            <text:p>61.1591497191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39916960" calcext:value-type="float">
            <text:p>14399169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7221551" calcext:value-type="float">
            <text:p>207221551</text:p>
          </table:table-cell>
          <table:table-cell office:value-type="float" office:value="14.391" calcext:value-type="float">
            <text:p>14.391</text:p>
          </table:table-cell>
          <table:table-cell table:formula="of:=([.B16]/[.B15])*100" office:value-type="float" office:value="14.3912153795313" calcext:value-type="float">
            <text:p>14.3912153795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6111731" calcext:value-type="float">
            <text:p>266111731</text:p>
          </table:table-cell>
          <table:table-cell office:value-type="float" office:value="18.481" calcext:value-type="float">
            <text:p>18.481</text:p>
          </table:table-cell>
          <table:table-cell table:formula="of:=([.B17]/[.B15])*100" office:value-type="float" office:value="18.4810470598249" calcext:value-type="float">
            <text:p>18.4810470598</text:p>
          </table:table-cell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15970" calcext:value-type="float">
            <text:p>33159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21927" calcext:value-type="float">
            <text:p>2021927</text:p>
          </table:table-cell>
          <table:table-cell office:value-type="float" office:value="60.975" calcext:value-type="float">
            <text:p>60.975</text:p>
          </table:table-cell>
          <table:table-cell table:formula="of:=([.B20]/[.B19])*100" office:value-type="float" office:value="60.9754310201841" calcext:value-type="float">
            <text:p>60.9754310202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68635" calcext:value-type="float">
            <text:p>2168635</text:p>
          </table:table-cell>
          <table:table-cell office:value-type="float" office:value="65.4" calcext:value-type="float">
            <text:p>65.4</text:p>
          </table:table-cell>
          <table:table-cell table:formula="of:=([.B21]/[.B19])*100" office:value-type="float" office:value="65.399717126512" calcext:value-type="float">
            <text:p>65.3997171265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99217853" calcext:value-type="float">
            <text:p>10992178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29623592" calcext:value-type="float">
            <text:p>229623592</text:p>
          </table:table-cell>
          <table:table-cell office:value-type="float" office:value="20.89" calcext:value-type="float">
            <text:p>20.89</text:p>
          </table:table-cell>
          <table:table-cell table:formula="of:=([.B23]/[.B22])*100" office:value-type="float" office:value="20.8897254873825" calcext:value-type="float">
            <text:p>20.8897254874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1349586" calcext:value-type="float">
            <text:p>291349586</text:p>
          </table:table-cell>
          <table:table-cell office:value-type="float" office:value="26.505" calcext:value-type="float">
            <text:p>26.505</text:p>
          </table:table-cell>
          <table:table-cell table:formula="of:=([.B24]/[.B22])*100" office:value-type="float" office:value="26.5051723100061" calcext:value-type="float">
            <text:p>26.50517231</text:p>
          </table:table-cell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992353" calcext:value-type="float">
            <text:p>39923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250275" calcext:value-type="float">
            <text:p>2250275</text:p>
          </table:table-cell>
          <table:table-cell office:value-type="float" office:value="56.365" calcext:value-type="float">
            <text:p>56.365</text:p>
          </table:table-cell>
          <table:table-cell table:formula="of:=([.B27]/[.B26])*100" office:value-type="float" office:value="56.3646300815584" calcext:value-type="float">
            <text:p>56.3646300816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368948" calcext:value-type="float">
            <text:p>2368948</text:p>
          </table:table-cell>
          <table:table-cell office:value-type="float" office:value="59.337" calcext:value-type="float">
            <text:p>59.337</text:p>
          </table:table-cell>
          <table:table-cell table:formula="of:=([.B28]/[.B26])*100" office:value-type="float" office:value="59.3371377731378" calcext:value-type="float">
            <text:p>59.3371377731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630547707" calcext:value-type="float">
            <text:p>16305477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96502613" calcext:value-type="float">
            <text:p>196502613</text:p>
          </table:table-cell>
          <table:table-cell office:value-type="float" office:value="12.051" calcext:value-type="float">
            <text:p>12.051</text:p>
          </table:table-cell>
          <table:table-cell table:formula="of:=([.B30]/[.B29])*100" office:value-type="float" office:value="12.0513255856549" calcext:value-type="float">
            <text:p>12.0513255857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0572144" calcext:value-type="float">
            <text:p>240572144</text:p>
          </table:table-cell>
          <table:table-cell office:value-type="float" office:value="14.754" calcext:value-type="float">
            <text:p>14.754</text:p>
          </table:table-cell>
          <table:table-cell table:formula="of:=([.B31]/[.B29])*100" office:value-type="float" office:value="14.7540696274764" calcext:value-type="float">
            <text:p>14.7540696275</text:p>
          </table:table-cell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34]/[.B3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35]/[.B3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37]/[.B3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38]/[.B3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];[.B12];[.B19];[.B26];[.B33])" office:value-type="float" office:value="13957099" calcext:value-type="float">
            <text:p>139570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6];[.B13];[.B20];[.B27];[.B34])" office:value-type="float" office:value="8116624" calcext:value-type="float">
            <text:p>8116624</text:p>
          </table:table-cell>
          <table:table-cell table:formula="of:=([.B41]/[.B40])*100" office:value-type="float" office:value="58.1540906172551" calcext:value-type="float">
            <text:p>58.1540906173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7];[.B14];[.B21];[.B28];[.B35])" office:value-type="float" office:value="8643646" calcext:value-type="float">
            <text:p>8643646</text:p>
          </table:table-cell>
          <table:table-cell table:formula="of:=([.B42]/[.B40])*100" office:value-type="float" office:value="61.9301045296018" calcext:value-type="float">
            <text:p>61.9301045296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8];[.B15];[.B22];[.B29];[.B36])" office:value-type="float" office:value="5494442254" calcext:value-type="float">
            <text:p>54944422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9];[.B16];[.B22];[.B31];[.B37])" office:value-type="float" office:value="1753574478" calcext:value-type="float">
            <text:p>1753574478</text:p>
          </table:table-cell>
          <table:table-cell table:formula="of:=([.B44]/[.B43])*100" office:value-type="float" office:value="31.9154228388402" calcext:value-type="float">
            <text:p>31.9154228388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];[.B17];[.B24];[.B31];[.B38])" office:value-type="float" office:value="1063602563" calcext:value-type="float">
            <text:p>1063602563</text:p>
          </table:table-cell>
          <table:table-cell table:formula="of:=([.B45]/[.B43])*100" office:value-type="float" office:value="19.357789450343" calcext:value-type="float">
            <text:p>19.3577894503</text:p>
          </table:table-cell>
          <table:table-cell/>
        </table:table-row>
        <table:table-row table:style-name="ro1" table:number-rows-repeated="4"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10.22" calcext:value-type="float">
            <text:p>10.22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587776" calcext:value-type="float">
            <text:p>25877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3]/[.B52])*100" office:value-type="float" office:value="58.0528994781619" calcext:value-type="float">
            <text:p>58.0528994782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54]/[.B52])*10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565409627" calcext:value-type="float">
            <text:p>5654096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6]/[.B55])*100" office:value-type="float" office:value="5.17265688509403" calcext:value-type="float">
            <text:p>5.1726568851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57]/[.B55])*10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60]/[.B59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61]/[.B59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63]/[.B62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64]/[.B62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67]/[.B6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68]/[.B6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70]/[.B69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71]/[.B69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74]/[.B7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75]/[.B7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77]/[.B7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78]/[.B7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81]/[.B8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82]/[.B8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84]/[.B8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85]/[.B8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2];[.B59];[.B66];[.B73];[.B80])" office:value-type="float" office:value="2587776" calcext:value-type="float">
            <text:p>25877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53];[.B60];[.B67];[.B74];[.B81])" office:value-type="float" office:value="1502279" calcext:value-type="float">
            <text:p>1502279</text:p>
          </table:table-cell>
          <table:table-cell table:formula="of:=([.B88]/[.B87])*100" office:value-type="float" office:value="58.0528994781619" calcext:value-type="float">
            <text:p>58.0528994782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54];[.B61];[.B68];[.B75];[.B82])" office:value-type="float" office:value="0" calcext:value-type="float">
            <text:p>0</text:p>
          </table:table-cell>
          <table:table-cell table:formula="of:=([.B89]/[.B87])*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55];[.B62];[.B69];[.B76];[.B83])" office:value-type="float" office:value="565409627" calcext:value-type="float">
            <text:p>5654096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56];[.B63];[.B69];[.B78];[.B84])" office:value-type="float" office:value="29246700" calcext:value-type="float">
            <text:p>29246700</text:p>
          </table:table-cell>
          <table:table-cell table:formula="of:=([.B91]/[.B90])*100" office:value-type="float" office:value="5.17265688509403" calcext:value-type="float">
            <text:p>5.1726568851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57];[.B64];[.B71];[.B78];[.B85])" office:value-type="float" office:value="0" calcext:value-type="float">
            <text:p>0</text:p>
          </table:table-cell>
          <table:table-cell table:formula="of:=([.B92]/[.B90])*100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10.23" calcext:value-type="float">
            <text:p>10.23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01]/[.B10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02]/[.B10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04]/[.B10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05]/[.B10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08]/[.B10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09]/[.B10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11]/[.B11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12]/[.B11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15]/[.B114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16]/[.B114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18]/[.B11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19]/[.B11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22]/[.B121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23]/[.B121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25]/[.B124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26]/[.B124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29]/[.B128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30]/[.B128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32]/[.B131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33]/[.B131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00];[.B107];[.B114];[.B121];[.B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01];[.B108];[.B115];[.B122];[.B129])" office:value-type="float" office:value="0" calcext:value-type="float">
            <text:p>0</text:p>
          </table:table-cell>
          <table:table-cell table:formula="of:=([.B136]/[.B135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02];[.B109];[.B116];[.B123];[.B130])" office:value-type="float" office:value="0" calcext:value-type="float">
            <text:p>0</text:p>
          </table:table-cell>
          <table:table-cell table:formula="of:=([.B137]/[.B135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03];[.B110];[.B117];[.B124];[.B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04];[.B111];[.B117];[.B126];[.B132])" office:value-type="float" office:value="0" calcext:value-type="float">
            <text:p>0</text:p>
          </table:table-cell>
          <table:table-cell table:formula="of:=([.B139]/[.B138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5];[.B112];[.B119];[.B126];[.B133])" office:value-type="float" office:value="0" calcext:value-type="float">
            <text:p>0</text:p>
          </table:table-cell>
          <table:table-cell table:formula="of:=([.B140]/[.B138])*100" office:value-type="string" office:string-value="#DIV/0!" calcext:value-type="error">
            <text:p>#DIV/0!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1" office:value-type="float" office:value="10.24" calcext:value-type="float">
            <text:p>10.24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50]/[.B149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51]/[.B149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53]/[.B152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54]/[.B152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57]/[.B15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58]/[.B15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60]/[.B159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61]/[.B159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64]/[.B16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65]/[.B16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67]/[.B16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68]/[.B166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71]/[.B17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72]/[.B17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74]/[.B17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75]/[.B173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78]/[.B17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79]/[.B17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181]/[.B18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182]/[.B18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49];[.B156];[.B163];[.B170];[.B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50];[.B157];[.B164];[.B171];[.B178])" office:value-type="float" office:value="0" calcext:value-type="float">
            <text:p>0</text:p>
          </table:table-cell>
          <table:table-cell table:formula="of:=([.B185]/[.B184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51];[.B158];[.B165];[.B172];[.B179])" office:value-type="float" office:value="0" calcext:value-type="float">
            <text:p>0</text:p>
          </table:table-cell>
          <table:table-cell table:formula="of:=([.B186]/[.B184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52];[.B159];[.B166];[.B173];[.B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53];[.B160];[.B166];[.B175];[.B181])" office:value-type="float" office:value="0" calcext:value-type="float">
            <text:p>0</text:p>
          </table:table-cell>
          <table:table-cell table:formula="of:=([.B188]/[.B187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54];[.B161];[.B168];[.B175];[.B182])" office:value-type="float" office:value="0" calcext:value-type="float">
            <text:p>0</text:p>
          </table:table-cell>
          <table:table-cell table:formula="of:=([.B189]/[.B187])*100" office:value-type="string" office:string-value="#DIV/0!" calcext:value-type="error">
            <text:p>#DIV/0!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float" office:value="10.25" calcext:value-type="float">
            <text:p>10.25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198]/[.B19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199]/[.B19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201]/[.B20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202]/[.B200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205]/[.B204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206]/[.B204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208]/[.B20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209]/[.B207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212]/[.B211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213]/[.B211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215]/[.B214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216]/[.B214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219]/[.B218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220]/[.B218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222]/[.B221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223]/[.B221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226]/[.B225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227]/[.B225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229]/[.B228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230]/[.B228])*100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97];[.B204];[.B211];[.B218];[.B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98];[.B205];[.B212];[.B219];[.B226])" office:value-type="float" office:value="0" calcext:value-type="float">
            <text:p>0</text:p>
          </table:table-cell>
          <table:table-cell table:formula="of:=([.B233]/[.B232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99];[.B206];[.B213];[.B220];[.B227])" office:value-type="float" office:value="0" calcext:value-type="float">
            <text:p>0</text:p>
          </table:table-cell>
          <table:table-cell table:formula="of:=([.B234]/[.B232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200];[.B207];[.B214];[.B221];[.B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201];[.B208];[.B214];[.B223];[.B229])" office:value-type="float" office:value="0" calcext:value-type="float">
            <text:p>0</text:p>
          </table:table-cell>
          <table:table-cell table:formula="of:=([.B236]/[.B235])*100" office:value-type="string" office:string-value="#DIV/0!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202];[.B209];[.B216];[.B223];[.B230])" office:value-type="float" office:value="0" calcext:value-type="float">
            <text:p>0</text:p>
          </table:table-cell>
          <table:table-cell table:formula="of:=([.B237]/[.B235])*100" office:value-type="string" office:string-value="#DIV/0!" calcext:value-type="error">
            <text:p>#DIV/0!</text:p>
          </table:table-cell>
          <table:table-cell/>
        </table:table-row>
        <table:table-row table:style-name="ro1" table:number-rows-repeated="10483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4T16:34:49.145431265</meta:creation-date>
    <dc:date>2013-11-14T22:06:11.090106809</dc:date>
    <dc:creator>chucky </dc:creator>
    <meta:editing-duration>PT1H10M30S</meta:editing-duration>
    <meta:editing-cycles>8</meta:editing-cycles>
    <meta:generator>LibreOffice/4.1.2.3$Linux_X86_64 LibreOffice_project/410m0$Build-3</meta:generator>
    <meta:document-statistic meta:table-count="1" meta:cell-count="417" meta:object-count="0"/>
  </office:meta>
</office:document-meta>
</file>